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ullet_20_First" style:list-style-name="L1"/>
    <style:style style:name="P3" style:family="paragraph" style:parent-style-name="Bullet" style:list-style-name="L1"/>
    <style:style style:name="P4" style:family="paragraph" style:parent-style-name="Bullet_20_Last" style:list-style-name="L1"/>
    <style:style style:name="P5" style:family="paragraph" style:parent-style-name="Body_20_Text">
      <style:text-properties fo:font-weight="bold" style:font-weight-asian="bold" style:font-weight-complex="bold"/>
    </style:style>
    <style:style style:name="P6" style:family="paragraph" style:parent-style-name="Body_20_Text_20_First">
      <style:text-properties fo:font-weight="normal" style:font-weight-asian="normal" style:font-weight-complex="normal"/>
    </style:style>
    <style:style style:name="P7" style:family="paragraph" style:parent-style-name="Body_20_Text">
      <style:text-properties fo:font-weight="normal" style:font-weight-asian="normal" style:font-weight-complex="normal"/>
    </style:style>
    <style:style style:name="P8" style:family="paragraph" style:parent-style-name="Bullet_20_First" style:list-style-name="L2"/>
    <style:style style:name="P9" style:family="paragraph" style:parent-style-name="Bullet" style:list-style-name="L2"/>
    <style:style style:name="P10" style:family="paragraph" style:parent-style-name="Body_20_Text">
      <style:text-properties fo:color="#ff3366"/>
    </style:style>
    <style:style style:name="P11" style:family="paragraph" style:parent-style-name="Standard">
      <style:text-properties fo:color="#ff3366"/>
    </style:style>
    <style:style style:name="T1"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parent-style-name="Code_20_Inline">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office:forms form:automatic-focus="false" form:apply-design-mode="false"/>
      <text:tracked-changes>
        <text:changed-region text:id="ct1303810652">
          <text:insertion>
            <office:change-info>
              <dc:creator>Ray Lischner</dc:creator>
              <dc:date>2006-09-15T16:16:00</dc:date>
            </office:change-info>
          </text:insertion>
        </text:changed-region>
        <text:changed-region text:id="ct1303779112">
          <text:insertion>
            <office:change-info>
              <dc:creator>Ray Lischner</dc:creator>
              <dc:date>2006-09-15T16:17:00</dc:date>
            </office:change-info>
          </text:insertion>
        </text:changed-region>
        <text:changed-region text:id="ct1302726988">
          <text:insertion>
            <office:change-info>
              <dc:creator>Ray Lischner</dc:creator>
              <dc:date>2006-09-15T16:18:00</dc:date>
            </office:change-info>
          </text:insertion>
        </text:changed-region>
        <text:changed-region text:id="ct1302692748">
          <text:insertion>
            <office:change-info>
              <dc:creator>Ray Lischner</dc:creator>
              <dc:date>2006-09-15T16:18:00</dc:date>
            </office:change-info>
          </text:insertion>
        </text:changed-region>
        <text:changed-region text:id="ct1302726876">
          <text:deletion>
            <office:change-info>
              <dc:creator>Ray Lischner</dc:creator>
              <dc:date>2006-09-15T16:18:00</dc:date>
            </office:change-info>
            <text:p text:style-name="Body_20_Text">8</text:p>
          </text:deletion>
        </text:changed-region>
        <text:changed-region text:id="ct1302728444">
          <text:insertion>
            <office:change-info>
              <dc:creator>Ray Lischner</dc:creator>
              <dc:date>2006-09-15T16:19:00</dc:date>
            </office:change-info>
          </text:insertion>
        </text:changed-region>
        <text:changed-region text:id="ct1303527276">
          <text:insertion>
            <office:change-info>
              <dc:creator>Ray Lischner</dc:creator>
              <dc:date>2006-09-20T14:57:00</dc:date>
            </office:change-info>
          </text:insertion>
        </text:changed-region>
        <text:changed-region text:id="ct1303859920">
          <text:insertion>
            <office:change-info>
              <dc:creator>Ray Lischner</dc:creator>
              <dc:date>2006-09-15T16:20:00</dc:date>
            </office:change-info>
          </text:insertion>
        </text:changed-region>
        <text:changed-region text:id="ct1302667536">
          <text:deletion>
            <office:change-info>
              <dc:creator>Ray Lischner</dc:creator>
              <dc:date>2006-09-15T16:20:00</dc:date>
            </office:change-info>
            <text:p text:style-name="Code_20_Bold">pha</text:p>
          </text:deletion>
        </text:changed-region>
        <text:changed-region text:id="ct1303160584">
          <text:deletion>
            <office:change-info>
              <dc:creator>Ray Lischner</dc:creator>
              <dc:date>2006-10-05T14:40:00</dc:date>
            </office:change-info>
            <text:p text:style-name="Code_20_Bold">toupper(</text:p>
          </text:deletion>
        </text:changed-region>
        <text:changed-region text:id="ct1301585448">
          <text:deletion>
            <office:change-info>
              <dc:creator>Ray Lischner</dc:creator>
              <dc:date>2006-10-05T14:40:00</dc:date>
            </office:change-info>
            <text:p text:style-name="Code_20_Bold">, locale())</text:p>
          </text:deletion>
        </text:changed-region>
        <text:changed-region text:id="ct1302727884">
          <text:insertion>
            <office:change-info>
              <dc:creator>Ray Lischner</dc:creator>
              <dc:date>2006-09-15T16:21:00</dc:date>
            </office:change-info>
          </text:insertion>
        </text:changed-region>
        <text:changed-region text:id="ct1303275052">
          <text:deletion>
            <office:change-info>
              <dc:creator>Ray Lischner</dc:creator>
              <dc:date>2006-09-15T16:21:00</dc:date>
            </office:change-info>
            <text:p text:style-name="Code">letter</text:p>
          </text:deletion>
        </text:changed-region>
        <text:changed-region text:id="ct1302132860">
          <text:insertion>
            <office:change-info>
              <dc:creator>Ray Lischner</dc:creator>
              <dc:date>2006-09-15T16:21:00</dc:date>
            </office:change-info>
          </text:insertion>
        </text:changed-region>
        <text:changed-region text:id="ct1302710372">
          <text:deletion>
            <office:change-info>
              <dc:creator>Ray Lischner</dc:creator>
              <dc:date>2006-09-15T16:21:00</dc:date>
            </office:change-info>
            <text:p text:style-name="Code">pha</text:p>
          </text:deletion>
        </text:changed-region>
        <text:changed-region text:id="ct1303160920">
          <text:deletion>
            <office:change-info>
              <dc:creator>Ray Lischner</dc:creator>
              <dc:date>2006-10-05T14:40:00</dc:date>
            </office:change-info>
            <text:p text:style-name="Code">std::toupper(</text:p>
          </text:deletion>
        </text:changed-region>
        <text:changed-region text:id="ct1303863168">
          <text:deletion>
            <office:change-info>
              <dc:creator>Ray Lischner</dc:creator>
              <dc:date>2006-10-05T14:40:00</dc:date>
            </office:change-info>
            <text:p text:style-name="Code">, std::locale())</text:p>
          </text:deletion>
        </text:changed-region>
        <text:changed-region text:id="ct1303284260">
          <text:deletion>
            <office:change-info>
              <dc:creator>Ray Lischner</dc:creator>
              <dc:date>2006-09-25T11:12:00</dc:date>
            </office:change-info>
            <text:p text:style-name="Code">/** Convert a character to lowercase</text:p>
            <text:p text:style-name="Code"/>
          </text:deletion>
        </text:changed-region>
        <text:changed-region text:id="ct1303780568">
          <text:insertion>
            <office:change-info>
              <dc:creator>Ray Lischner</dc:creator>
              <dc:date>2006-09-15T16:23:00</dc:date>
            </office:change-info>
          </text:insertion>
        </text:changed-region>
        <text:changed-region text:id="ct1302133756">
          <text:insertion>
            <office:change-info>
              <dc:creator>Ray Lischner</dc:creator>
              <dc:date>2006-09-15T16:24:00</dc:date>
            </office:change-info>
          </text:insertion>
        </text:changed-region>
        <text:changed-region text:id="ct1302133532">
          <text:insertion>
            <office:change-info>
              <dc:creator>Ray Lischner</dc:creator>
              <dc:date>2006-09-15T16:25:00</dc:date>
            </office:change-info>
          </text:insertion>
        </text:changed-region>
        <text:changed-region text:id="ct1302133308">
          <text:deletion>
            <office:change-info>
              <dc:creator>Ray Lischner</dc:creator>
              <dc:date>2006-09-15T16:26:00</dc:date>
            </office:change-info>
            <text:p text:style-name="Body_20_Text_20_Cont"><text:s/></text:p>
          </text:deletion>
        </text:changed-region>
        <text:changed-region text:id="ct1302134204">
          <text:deletion>
            <office:change-info>
              <dc:creator>Ray Lischner</dc:creator>
              <dc:date>2006-09-15T16:28:00</dc:date>
            </office:change-info>
            <text:p text:style-name="Body_20_Text_20_Cont">s</text:p>
          </text:deletion>
        </text:changed-region>
        <text:changed-region text:id="ct1302719576">
          <text:deletion>
            <office:change-info>
              <dc:creator>Ray Lischner</dc:creator>
              <dc:date>2006-09-15T16:28:00</dc:date>
            </office:change-info>
            <text:p text:style-name="Body_20_Text_20_Cont"><text:s/>and 13</text:p>
          </text:deletion>
        </text:changed-region>
        <text:changed-region text:id="ct1302703856">
          <text:insertion>
            <office:change-info>
              <dc:creator>Ray Lischner</dc:creator>
              <dc:date>2006-09-15T16:28:00</dc:date>
            </office:change-info>
          </text:insertion>
        </text:changed-region>
        <text:changed-region text:id="ct1302753032">
          <text:deletion>
            <office:change-info>
              <dc:creator>Ray Lischner</dc:creator>
              <dc:date>2006-09-15T16:29:00</dc:date>
            </office:change-info>
            <text:p text:style-name="Body_20_Text">exclusively</text:p>
          </text:deletion>
        </text:changed-region>
        <text:changed-region text:id="ct1303360968">
          <text:insertion>
            <office:change-info>
              <dc:creator>Ray Lischner</dc:creator>
              <dc:date>2006-09-15T16:29:00</dc:date>
            </office:change-info>
          </text:insertion>
        </text:changed-region>
        <text:changed-region text:id="ct1302693644">
          <text:insertion>
            <office:change-info>
              <dc:creator>Ray Lischner</dc:creator>
              <dc:date>2006-09-15T16:29:00</dc:date>
            </office:change-info>
          </text:insertion>
        </text:changed-region>
        <text:changed-region text:id="ct1303360856">
          <text:insertion>
            <office:change-info>
              <dc:creator>Ray Lischner</dc:creator>
              <dc:date>2006-09-15T16:30:00</dc:date>
            </office:change-info>
          </text:insertion>
        </text:changed-region>
        <text:changed-region text:id="ct1302692300">
          <text:deletion>
            <office:change-info>
              <dc:creator>Ray Lischner</dc:creator>
              <dc:date>2006-09-15T16:30:00</dc:date>
            </office:change-info>
            <text:p text:style-name="Body_20_Text">Thus, when you write your own comparison function, you must make absolutely sure it implements a strictly ordered relationship</text:p>
          </text:deletion>
        </text:changed-region>
        <text:changed-region text:id="ct1303361528">
          <text:deletion>
            <office:change-info>
              <dc:creator>Ray Lischner</dc:creator>
              <dc:date>2006-09-15T16:30:00</dc:date>
            </office:change-info>
            <text:p text:style-name="Body_20_Text">.</text:p>
          </text:deletion>
        </text:changed-region>
        <text:changed-region text:id="ct1303525708">
          <text:deletion>
            <office:change-info>
              <dc:creator>Ray Lischner</dc:creator>
              <dc:date>2006-09-15T16:32:00</dc:date>
            </office:change-info>
            <text:p text:style-name="Body_20_Text">A common error is to accidentally implement <text:span text:style-name="Code_20_Inline">&lt;=</text:span> instead of <text:span text:style-name="Code_20_Inline">&lt;</text:span></text:p>
          </text:deletion>
        </text:changed-region>
        <text:changed-region text:id="ct1303525484">
          <text:deletion>
            <office:change-info>
              <dc:creator>Ray Lischner</dc:creator>
              <dc:date>2006-09-15T16:32:00</dc:date>
            </office:change-info>
            <text:p text:style-name="Body_20_Text"><text:span text:style-name="Code_20_Inline">.</text:span></text:p>
          </text:deletion>
        </text:changed-region>
        <text:changed-region text:id="ct1303362200">
          <text:insertion>
            <office:change-info>
              <dc:creator>Ray Lischner</dc:creator>
              <dc:date>2006-09-15T16:32:00</dc:date>
            </office:change-info>
          </text:insertion>
        </text:changed-region>
        <text:changed-region text:id="ct1302692412">
          <text:deletion>
            <office:change-info>
              <dc:creator>Matthew Moodie</dc:creator>
              <dc:date>2006-08-15T15:40:00</dc:date>
            </office:change-info>
            <text:p text:style-name="Body_20_Text_20_First">quite a few </text:p>
          </text:deletion>
        </text:changed-region>
        <text:changed-region text:id="ct1303524588">
          <text:insertion>
            <office:change-info>
              <dc:creator>Matthew Moodie</dc:creator>
              <dc:date>2006-08-15T15:40:00</dc:date>
            </office:change-info>
          </text:insertion>
        </text:changed-region>
        <text:changed-region text:id="ct1303159464">
          <text:insertion>
            <office:change-info>
              <dc:creator>Matthew Moodie</dc:creator>
              <dc:date>2006-08-15T15:40:00</dc:date>
            </office:change-info>
          </text:insertion>
        </text:changed-region>
        <text:changed-region text:id="ct1303279936">
          <text:deletion>
            <office:change-info>
              <dc:creator>Matthew Moodie</dc:creator>
              <dc:date>2006-08-15T15:40:00</dc:date>
            </office:change-info>
            <text:p text:style-name="Body_20_Text_20_First">more useful algorithms</text:p>
          </text:deletion>
        </text:changed-region>
        <text:changed-region text:id="ct1303276732">
          <text:insertion>
            <office:change-info>
              <dc:creator>Ray Lischner</dc:creator>
              <dc:date>2006-09-15T16:34:00</dc:date>
            </office:change-info>
          </text:insertion>
        </text:changed-region>
        <text:changed-region text:id="ct1303276620">
          <text:deletion>
            <office:change-info>
              <dc:creator>Ray Lischner</dc:creator>
              <dc:date>2006-09-15T16:34:00</dc:date>
            </office:change-info>
            <text:p text:style-name="Body_20_Text"><text:s/>In this case, we actually want <text:span text:style-name="Code_20_Inline">reverse_copy</text:span><text:span text:style-name="Code_20_Inline"><text:hidden-text text:condition="ooow:comment == 1" text:string-value="In all honesty, I do not see why we should use it in this case. see comment in code" text:is-hidden="true">In all honesty, I do not see why we should use it in this case. see comment in code</text:hidden-text></text:span>, which writes the reversed string to an output iterator instead of reversing the string in place.</text:p>
          </text:deletion>
        </text:changed-region>
        <text:changed-region text:id="ct1303276508">
          <text:insertion>
            <office:change-info>
              <dc:creator>Ray Lischner</dc:creator>
              <dc:date>2006-09-15T16:34:00</dc:date>
            </office:change-info>
          </text:insertion>
        </text:changed-region>
        <text:changed-region text:id="ct1302725868">
          <text:deletion>
            <office:change-info>
              <dc:creator>Ray Lischner</dc:creator>
              <dc:date>2006-09-20T15:39:00</dc:date>
            </office:change-info>
            <text:p text:style-name="Bullet">clar</text:p>
          </text:deletion>
        </text:changed-region>
        <text:changed-region text:id="ct1302718792">
          <text:insertion>
            <office:change-info>
              <dc:creator>Ray Lischner</dc:creator>
              <dc:date>2006-09-20T15:39:00</dc:date>
            </office:change-info>
          </text:insertion>
        </text:changed-region>
        <text:changed-region text:id="ct1302717672">
          <text:deletion>
            <office:change-info>
              <dc:creator>Ray Lischner</dc:creator>
              <dc:date>2006-09-15T16:35:00</dc:date>
            </office:change-info>
            <text:p text:style-name="Bullet">the same size as</text:p>
          </text:deletion>
        </text:changed-region>
        <text:changed-region text:id="ct1302703520">
          <text:insertion>
            <office:change-info>
              <dc:creator>Ray Lischner</dc:creator>
              <dc:date>2006-09-15T16:35:00</dc:date>
            </office:change-info>
          </text:insertion>
        </text:changed-region>
        <text:changed-region text:id="ct1302717560">
          <text:deletion>
            <office:change-info>
              <dc:creator>Ray Lischner</dc:creator>
              <dc:date>2006-09-15T16:35:00</dc:date>
            </office:change-info>
            <text:p text:style-name="Bullet">You can determine the size by subtracting the end iterator minus the start iterator; the result is the number of elements in the range. Initialize a string with a specific size by passing the size as the first argument and a fill character as the second when declaring the string.</text:p>
          </text:deletion>
        </text:changed-region>
        <text:changed-region text:id="ct1302716440">
          <text:insertion>
            <office:change-info>
              <dc:creator>Ray Lischner</dc:creator>
              <dc:date>2006-09-15T16:35:00</dc:date>
            </office:change-info>
          </text:insertion>
        </text:changed-region>
        <text:changed-region text:id="ct1302716552">
          <text:insertion>
            <office:change-info>
              <dc:creator>Ray Lischner</dc:creator>
              <dc:date>2006-09-15T16:36:00</dc:date>
            </office:change-info>
          </text:insertion>
        </text:changed-region>
        <text:changed-region text:id="ct1302717784">
          <text:deletion>
            <office:change-info>
              <dc:creator>Ray Lischner</dc:creator>
              <dc:date>2006-09-15T16:36:00</dc:date>
            </office:change-info>
            <text:p text:style-name="Bullet"><text:span text:style-name="Code_20_Inline">_copy to copy the cleaned up portion of the reversed string to the new string. You know the new string is the correct size so the copy is safe</text:span></text:p>
          </text:deletion>
        </text:changed-region>
        <text:changed-region text:id="ct1303777656">
          <text:deletion>
            <office:change-info>
              <dc:creator>Ray Lischner</dc:creator>
              <dc:date>2006-10-05T14:40:00</dc:date>
            </office:change-info>
            <text:p text:style-name="Code">std::toupper(</text:p>
          </text:deletion>
        </text:changed-region>
        <text:changed-region text:id="ct1303159912">
          <text:deletion>
            <office:change-info>
              <dc:creator>Ray Lischner</dc:creator>
              <dc:date>2006-10-05T14:40:00</dc:date>
            </office:change-info>
            <text:p text:style-name="Code">, std::locale())</text:p>
          </text:deletion>
        </text:changed-region>
        <text:changed-region text:id="ct1302720248">
          <text:deletion>
            <office:change-info>
              <dc:creator>Ray Lischner</dc:creator>
              <dc:date>2006-09-22T00:40:00</dc:date>
            </office:change-info>
            <text:p text:style-name="Code"><text:s/></text:p>
          </text:deletion>
        </text:changed-region>
        <text:changed-region text:id="ct1302724636">
          <text:insertion>
            <office:change-info>
              <dc:creator>Ray Lischner</dc:creator>
              <dc:date>2006-09-15T16:41:00</dc:date>
            </office:change-info>
          </text:insertion>
        </text:changed-region>
        <text:changed-region text:id="ct1302724860">
          <text:deletion>
            <office:change-info>
              <dc:creator>Ray Lischner</dc:creator>
              <dc:date>2006-09-15T16:37:00</dc:date>
            </office:change-info>
            <text:p text:style-name="Code">end - </text:p>
          </text:deletion>
        </text:changed-region>
        <text:changed-region text:id="ct1303274828">
          <text:deletion>
            <office:change-info>
              <dc:creator>Ray Lischner</dc:creator>
              <dc:date>2006-09-15T16:37:00</dc:date>
            </office:change-info>
            <text:p text:style-name="Code">' '</text:p>
          </text:deletion>
        </text:changed-region>
        <text:changed-region text:id="ct1302695772">
          <text:insertion>
            <office:change-info>
              <dc:creator>Ray Lischner</dc:creator>
              <dc:date>2006-09-15T16:37:00</dc:date>
            </office:change-info>
          </text:insertion>
        </text:changed-region>
        <text:changed-region text:id="ct1303279712">
          <text:deletion>
            <office:change-info>
              <dc:creator>Ray Lischner</dc:creator>
              <dc:date>2006-09-15T16:37:00</dc:date>
            </office:change-info>
            <text:p text:style-name="Code">_copy</text:p>
          </text:deletion>
        </text:changed-region>
        <text:changed-region text:id="ct1302742148">
          <text:deletion>
            <office:change-info>
              <dc:creator>Ray Lischner</dc:creator>
              <dc:date>2006-09-15T16:37:00</dc:date>
            </office:change-info>
            <text:p text:style-name="Code">str</text:p>
          </text:deletion>
        </text:changed-region>
        <text:changed-region text:id="ct1303158792">
          <text:insertion>
            <office:change-info>
              <dc:creator>Ray Lischner</dc:creator>
              <dc:date>2006-09-15T16:37:00</dc:date>
            </office:change-info>
          </text:insertion>
        </text:changed-region>
        <text:changed-region text:id="ct1303862832">
          <text:insertion>
            <office:change-info>
              <dc:creator>Ray Lischner</dc:creator>
              <dc:date>2006-09-15T16:37:00</dc:date>
            </office:change-info>
          </text:insertion>
        </text:changed-region>
        <text:changed-region text:id="ct1303159016">
          <text:insertion>
            <office:change-info>
              <dc:creator>Ray Lischner</dc:creator>
              <dc:date>2006-09-15T16:37:00</dc:date>
            </office:change-info>
          </text:insertion>
        </text:changed-region>
        <text:changed-region text:id="ct1236279144">
          <text:deletion>
            <office:change-info>
              <dc:creator>Ray Lischner</dc:creator>
              <dc:date>2006-09-15T16:37:00</dc:date>
            </office:change-info>
            <text:p text:style-name="Code">, rev.begin()</text:p>
          </text:dele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21" style:data-style-name="N0">21</text:variable-set></text:p>
      <text:p text:style-name="Chapter_20_Title">Using Algorithms</text:p>
      <text:p text:style-name="Body_20_Text_20_First">So far, your use of the standard algorithms has been limited to a few calls to <text:span text:style-name="Code_20_Inline">copy</text:span>, an occasional use of <text:span text:style-name="Code_20_Inline">sort</text:span>, and so on. The main limitation has been that many of the more interesting algorithms require you to supply a function. This exploration takes a look at these more advanced algorithms and more advanced uses of algorithms you already know.</text:p>
      <text:p text:style-name="Heading_20_1">Transforming Data</text:p>
      <text:p text:style-name="Body_20_Text_20_First">Several programs that you’ve read and written have a common theme: copying a sequence of data, such as a <text:span text:style-name="Code_20_Inline">vector</text:span> or <text:span text:style-name="Code_20_Inline">string</text:span>, and applying some kind of transformation to each element, such as converting to lowercase, doubling the values in an array, and so on. The standard algorithm, <text:span text:style-name="Code_20_Inline">transform</text:span>, is ideal for applying an arbitrarily complex transformation to the elements of a sequence.</text:p>
      <text:p text:style-name="Body_20_Text">For example, recall Listing 9-5, which doubled all the values in an array. Listing <text:variable-get text:name="chapter" office:value-type="float" style:data-style-name="N0">21</text:variable-get>-<text:reference-ref text:reference-format="text" text:ref-name="transform_code">1</text:reference-ref> shows a new way to write this same program, but using <text:span text:style-name="Code_20_Inline">transform</text:span>.</text:p>
      <text:p text:style-name="Code_20_Caption">Listing <text:variable-get text:name="chapter" office:value-type="float" style:data-style-name="N0">21</text:variable-get>-<text:reference-mark-start text:name="transform_code"/><text:sequence text:ref-name="refText0" text:name="Text" text:formula="ooow:Text+1" style:num-format="1">1</text:sequence><text:reference-mark-end text:name="transform_code"/>. Calling <text:span text:style-name="Code_20_Inline">transform</text:span> to apply a function to each element of an array</text:p>
      <text:p text:style-name="Code_20_First">#include &lt;algorithm&gt;</text:p>
      <text:p text:style-name="Code">#include &lt;iostream&gt;</text:p>
      <text:p text:style-name="Code">#include &lt;istream&gt;</text:p>
      <text:p text:style-name="Code">#include &lt;iterator&gt;</text:p>
      <text:p text:style-name="Code">#include &lt;ostream&gt;</text:p>
      <text:p text:style-name="Code">#include &lt;vector&gt;</text:p>
      <text:p text:style-name="Code"/>
      <text:p text:style-name="Code">int times_two(int i)</text:p>
      <text:p text:style-name="Code">{</text:p>
      <text:p text:style-name="Code"><text:s text:c="2"/>return i * 2;</text:p>
      <text:p text:style-name="Code">}</text:p>
      <text:p text:style-name="Code"/>
      <text:p text:style-name="Code">int main()</text:p>
      <text:p text:style-name="Code">{</text:p>
      <text:p text:style-name="Code"><text:s text:c="3"/>std::vector&lt;int&gt; data;</text:p>
      <text:p text:style-name="Code"/>
      <text:p text:style-name="Code"><text:s text:c="3"/>std::copy(std::istream_iterator&lt;int&gt;(std::cin),</text:p>
      <text:p text:style-name="Code"><text:s text:c="13"/>std::istream_iterator&lt;int&gt;(),</text:p>
      <text:p text:style-name="Code"><text:s text:c="13"/>std::back_inserter(data));</text:p>
      <text:p text:style-name="Code"/>
      <text:p text:style-name="Code"><text:s text:c="3"/>std::transform(data.begin(), data.end(), data.begin(), times_two);</text:p>
      <text:p text:style-name="Code"/>
      <text:p text:style-name="Code"><text:s text:c="3"/>std::copy(data.begin(), data.end(),</text:p>
      <text:p text:style-name="Code"><text:s text:c="13"/>std::ostream_iterator&lt;int&gt;(std::cout, "\n"));</text:p>
      <text:p text:style-name="Code">}</text:p>
      <text:p text:style-name="Body_20_Text">The <text:span text:style-name="Code_20_Inline">transform</text:span> function takes four arguments: the first two specify the input range as start and one-past-the-end iterators; the third argument is an output iterator. As usual, it is your responsibility to ensure the output sequence has enough room to accommodate the transformed data. In this case, the transformed data overwrite the original data, so the start of the output range is the same as the start of the input range. The final argument is the name of a function. The function must take one <text:span text:style-name="Code_20_Inline">int</text:span> parameter and must return an <text:span text:style-name="Code_20_Inline">int</text:span><text:span text:style-name="Code_20_Inline"><text:hidden-text text:condition="ooow:comment == 1" text:string-value="I think you need to elaborate immediately (it needs to take and return the same type as is obtained by dereferencing the provided iterators" text:is-hidden="true">I think you need to elaborate immediately (it needs to take and return the same type as is obtained by dereferencing the provided iterators</text:hidden-text></text:span>. <text:change-start text:change-id="ct1303810652"/>The general rule<text:change-end text:change-id="ct1303810652"/><text:change-start text:change-id="ct1303779112"/> for a <text:span text:style-name="Code_20_Inline">transform</text:span> function is that its parameter type must match the input type, and the return value must match the output type. The input type<text:change-end text:change-id="ct1303779112"/><text:change-start text:change-id="ct1302726988"/> is the type of dereferencing the input iterators, and the output type is <text:span text:style-name="T1">the</text:span> type you get when you dereference the output iterator. <text:change-end text:change-id="ct1302726988"/>The <text:span text:style-name="Code_20_Inline">transform</text:span> algorithm calls this function once for each element in the input range. It copies the value that the function returns to the output range.</text:p>
      <text:p text:style-name="Body_20_Text">Rewriting the word-counting program is a little harder. Recall from Listing 1<text:change-start text:change-id="ct1302692748"/>9<text:change-end text:change-id="ct1302692748"/><text:change text:change-id="ct1302726876"/>-3 that the <text:span text:style-name="Code_20_Inline">sanitize</text:span> function transforms a string by removing non-letters and converting all uppercase letters to lowercase. The spirit of the C++ standard library is not to provide a zillion functions that cover all possibilities, but to provide the tools that you need to build your own functions that solve your problems. Thus, you would search the standard library in vain for a single algorithms that copies, transforms, and filters. Instead, you can combine two standard functions: one that transforms and one that filters.</text:p>
      <text:p text:style-name="Body_20_Text">A further complication, however, is that you know that the filtering and transforming functions will rely on a locale. Solve the problem for now by setting your chosen locale as the global locale. In that way, the functions you write can use the global locale without needing to pass <text:span text:style-name="Code_20_Inline">locale</text:span><text:span text:style-name="Code_20_Inline"><text:hidden-text text:condition="ooow:comment == 1" text:string-value="I think you should note that using a global locale is by far the most common use of locales" text:is-hidden="true">I think you should note that using a global locale is by far the most common use of locales</text:hidden-text></text:span><text:change-start text:change-id="ct1302728444"/><text:span text:style-name="Code_20_Inline">[Later]</text:span><text:change-end text:change-id="ct1302728444"/> objects around. Listing <text:variable-get text:name="chapter" office:value-type="float" style:data-style-name="N0">21</text:variable-get>-<text:reference-ref text:reference-format="text" text:ref-name="sanitize_main_code">2</text:reference-ref> shows how to rewrite Listing 18-3 to set the global locale to the native locale, and then to use the global locale in the rest of the program.</text:p>
      <text:p text:style-name="Code_20_Caption">Listing <text:variable-get text:name="chapter" office:value-type="float" style:data-style-name="N0">21</text:variable-get>-<text:reference-mark-start text:name="sanitize_main_code"/><text:sequence text:ref-name="refText1" text:name="Text" text:formula="ooow:Text+1" style:num-format="1">2</text:sequence><text:reference-mark-end text:name="sanitize_main_code"/>. New <text:span text:style-name="Code_20_Inline">main</text:span> function that sets the global locale</text:p>
      <text:p text:style-name="Code_20_First">#include &lt;iomanip&gt;<text:change-start text:change-id="ct1303527276"/></text:p>
      <text:p text:style-name="Code">#include &lt;ios&gt;<text:change-end text:change-id="ct1303527276"/></text:p>
      <text:p text:style-name="Code">#include &lt;iostream&gt;</text:p>
      <text:p text:style-name="Code">#include &lt;istream&gt;</text:p>
      <text:p text:style-name="Code">#include &lt;locale&gt;</text:p>
      <text:p text:style-name="Code">#include &lt;map&gt;</text:p>
      <text:p text:style-name="Code">#include &lt;ostream&gt;</text:p>
      <text:p text:style-name="Code">#include &lt;string&gt;</text:p>
      <text:p text:style-name="Code"/>
      <text:p text:style-name="Code">typedef std::map&lt;std::string, int&gt; <text:s/>count_map; <text:s/>///&lt; Map words to counts</text:p>
      <text:p text:style-name="Code">typedef count_map::iterator <text:s text:c="8"/>count_iter; ///&lt; Iterate over a @c count_map</text:p>
      <text:p text:style-name="Code">typedef std::string::size_type <text:s text:c="5"/>str_size; <text:s text:c="2"/>///&lt; String size type</text:p>
      <text:p text:style-name="Code"/>
      <text:p text:style-name="Code">/** Initialize the I/O streams by imbuing them with</text:p>
      <text:p text:style-name="Code"><text:s/>* the global locale. Use this function to imbue the streams</text:p>
      <text:p text:style-name="Code"><text:s/>* with the native locale. C++ initially imbues streams with</text:p>
      <text:p text:style-name="Code"><text:s/>* the classic locale.</text:p>
      <text:p text:style-name="Code"><text:s/>*/</text:p>
      <text:p text:style-name="Code_20_Bold">void initialize_streams()</text:p>
      <text:p text:style-name="Code">{</text:p>
      <text:p text:style-name="Code_20_Bold"><text:s text:c="2"/>std::cin.imbue(std::locale());</text:p>
      <text:p text:style-name="Code_20_Bold"><text:s text:c="2"/>std::cout.imbue(std::locale());</text:p>
      <text:p text:style-name="Code_20_Bold">}</text:p>
      <text:p text:style-name="Code"/>
      <text:p text:style-name="Code">/** Find the longest key in a map.</text:p>
      <text:p text:style-name="Code"><text:s/>* @param map the map to search</text:p>
      <text:p text:style-name="Code"><text:s/>* @returns the size of the longest key in @p map</text:p>
      <text:p text:style-name="Code"><text:s/>*/</text:p>
      <text:p text:style-name="Code">str_size get_longest_key(count_map map)</text:p>
      <text:p text:style-name="Code">{</text:p>
      <text:p text:style-name="Code"><text:s text:c="2"/>str_size result(0);</text:p>
      <text:p text:style-name="Code"><text:s text:c="2"/>for (count_iter iter(map.begin()); iter != map.end(); ++iter)</text:p>
      <text:p text:style-name="Code"><text:s text:c="4"/>if (iter-&gt;first.size() &gt; result)</text:p>
      <text:p text:style-name="Code"><text:s text:c="6"/>result = iter-&gt;first.size();</text:p>
      <text:p text:style-name="Code"><text:s text:c="2"/>return result;</text:p>
      <text:p text:style-name="Code">}</text:p>
      <text:p text:style-name="Code"/>
      <text:p text:style-name="Code">/** Print the word, count, newline. Keep the columns neatly aligned.</text:p>
      <text:p text:style-name="Code"><text:s/>* Rather than the tedious operation of measuring the magnitude of all</text:p>
      <text:p text:style-name="Code"><text:s/>* the counts and then determining the necessary number of columns, just</text:p>
      <text:p text:style-name="Code"><text:s/>* use a sufficiently large value for the counts column.</text:p>
      <text:p text:style-name="Code"><text:s/>* @param iter an iterator that points to the word/count pair</text:p>
      <text:p text:style-name="Code"><text:s/>* @param longest the size of the longest key; pad all keys to this size</text:p>
      <text:p text:style-name="Code"><text:s/>*/</text:p>
      <text:p text:style-name="Code">void print_pair(count_iter iter, str_size longest)</text:p>
      <text:p text:style-name="Code">{</text:p>
      <text:p text:style-name="Code"><text:s text:c="2"/>const int count_size(10); // Number of places for printing the count</text:p>
      <text:p text:style-name="Code"><text:s text:c="2"/>std::cout &lt;&lt; std::setw(longest) <text:s text:c="3"/>&lt;&lt; std::left <text:s/>&lt;&lt; iter-&gt;first &lt;&lt;</text:p>
      <text:p text:style-name="Code"><text:s text:c="15"/>std::setw(count_size) &lt;&lt; std::right &lt;&lt; iter-&gt;second &lt;&lt; '\n';</text:p>
      <text:p text:style-name="Code">}</text:p>
      <text:p text:style-name="Code"/>
      <text:p text:style-name="Code">/** Print the results in neat columns.</text:p>
      <text:p text:style-name="Code"><text:s/>* @param count the map of all the counts</text:p>
      <text:p text:style-name="Code"><text:s/>*/</text:p>
      <text:p text:style-name="Code">void print_counts(count_map counts)</text:p>
      <text:p text:style-name="Code">{</text:p>
      <text:p text:style-name="Code"><text:s text:c="2"/>str_size longest(get_longest_key(counts));</text:p>
      <text:p text:style-name="Code"><text:s text:c="2"/></text:p>
      <text:p text:style-name="Code"><text:s text:c="2"/>// For each word/count pair...</text:p>
      <text:p text:style-name="Code"><text:s text:c="2"/>for (count_iter iter(counts.begin()); iter != counts.end(); ++iter)</text:p>
      <text:p text:style-name="Code"><text:s text:c="4"/>print_pair(iter, longest);</text:p>
      <text:p text:style-name="Code">}</text:p>
      <text:p text:style-name="Code"/>
      <text:p text:style-name="Code">/** Sanitize a string by keeping only alphabetic characters.</text:p>
      <text:p text:style-name="Code"><text:s/>* @param str the original string</text:p>
      <text:p text:style-name="Code"><text:s/>* @return a santized copy of the string</text:p>
      <text:p text:style-name="Code"><text:s/>*/</text:p>
      <text:p text:style-name="Code_20_Bold">std::string sanitize(std::string str)</text:p>
      <text:p text:style-name="Code">{</text:p>
      <text:p text:style-name="Code"><text:s text:c="2"/>using namespace std;</text:p>
      <text:p text:style-name="Code"><text:s text:c="2"/>string result;</text:p>
      <text:p text:style-name="Code"><text:s text:c="2"/>for (string::iterator s(str.begin()); s != str.end(); ++s)</text:p>
      <text:p text:style-name="Code_20_Bold"><text:s text:c="4"/>if (isal<text:change-start text:change-id="ct1303859920"/>num<text:change-end text:change-id="ct1303859920"/><text:change text:change-id="ct1302667536"/>(*s, locale()))</text:p>
      <text:p text:style-name="Code_20_Bold"><text:s text:c="6"/>result.push_back(tolower(<text:change text:change-id="ct1303160584"/>*s<text:change text:change-id="ct1301585448"/>, locale()));</text:p>
      <text:p text:style-name="Code"><text:s text:c="2"/>return result;</text:p>
      <text:p text:style-name="Code">}</text:p>
      <text:p text:style-name="Code"/>
      <text:p text:style-name="Code">/** Main program to count unique words in the standard input. */</text:p>
      <text:p text:style-name="Code">int main()</text:p>
      <text:p text:style-name="Code">{</text:p>
      <text:p text:style-name="Code"><text:s text:c="2"/>// Set the global locale to the native locale.</text:p>
      <text:p text:style-name="Code_20_Bold"><text:s text:c="2"/>std::locale::global(std::locale(""));</text:p>
      <text:p text:style-name="Code_20_Bold"><text:s text:c="2"/>initialize_streams();</text:p>
      <text:p text:style-name="Code"/>
      <text:p text:style-name="Code"><text:s text:c="2"/>count_map counts;</text:p>
      <text:p text:style-name="Code"><text:s text:c="2"/>std::string word;</text:p>
      <text:p text:style-name="Code"/>
      <text:p text:style-name="Code"><text:s text:c="2"/>// Read words from the standard input and count the number of times</text:p>
      <text:p text:style-name="Code"><text:s text:c="2"/>// each word occurs.</text:p>
      <text:p text:style-name="Code"><text:s text:c="2"/>while (std::cin &gt;&gt; word)</text:p>
      <text:p text:style-name="Code"><text:s text:c="2"/>{</text:p>
      <text:p text:style-name="Code_20_Bold"><text:s text:c="4"/>std::string copy(sanitize(word));</text:p>
      <text:p text:style-name="Code"/>
      <text:p text:style-name="Code"><text:s text:c="4"/>// The "word" might be all punctuation, so the copy would be empty.</text:p>
      <text:p text:style-name="Code"><text:s text:c="4"/>// Don't count empty strings.</text:p>
      <text:p text:style-name="Code"><text:s text:c="4"/>if (not copy.empty())</text:p>
      <text:p text:style-name="Code"><text:s text:c="6"/>++counts[copy];</text:p>
      <text:p text:style-name="Code"><text:s text:c="2"/>}</text:p>
      <text:p text:style-name="Code"/>
      <text:p text:style-name="Code"><text:s text:c="2"/>print_counts(counts);</text:p>
      <text:p text:style-name="Code_20_Last">}</text:p>
      <text:p text:style-name="Body_20_Text">Now it’s time to rewrite the <text:span text:style-name="Code_20_Inline">sanitize</text:span> function to take advantage of algorithms. Use <text:span text:style-name="Code_20_Inline">transform</text:span> to convert characters to lowercase. Use <text:span text:style-name="Code_20_Inline">remove_if</text:span> to remove non-alphabetic characters from the string. The <text:span text:style-name="Code_20_Inline">remo</text:span><text:span text:style-name="Code_20_Inline"><text:span text:style-name="Code_20_Inline">ve</text:span></text:span><text:span text:style-name="Code_20_Inline">_if</text:span> algorithm calls a function for each element of a sequence. If the function returns true, <text:span text:style-name="Code_20_Inline">remove_if</text:span> removes that element from the sequence.</text:p>
      <text:p text:style-name="Body_20_Text">One curious side effect of the way iterators work in C++ is that the <text:span text:style-name="Code_20_Inline">remove_if</text:span> function does not actually erase anything from the sequence. Instead, it rearranges the elements and returns an iterator that points to the position one past the end of the elements to be preserved. You can then call the <text:span text:style-name="Code_20_Inline">erase</text:span> member function to erase the elements that were removed, or you can make sure your function keeps track of the new logical end of the sequence.</text:p>
      <text:p text:style-name="Body_20_Text">Figure <text:variable-get text:name="chapter" office:value-type="float" style:data-style-name="N0">21</text:variable-get>-<text:reference-ref text:reference-format="text" text:ref-name="remove_fig">1</text:reference-ref> illustrates how <text:span text:style-name="Code_20_Inline">remove_if</text:span> works with a <text:span text:style-name="T2">before</text:span> and <text:span text:style-name="T2">after</text:span> view of a string. Notice how the <text:span text:style-name="Code_20_Inline">remove_if</text:span> function does not alter the size of the string, but the characters after the new end are not meaningful. They are junk.</text:p>
      <text:p text:style-name="Production">Insert 7494f2001.eps</text:p>
      <text:p text:style-name="Figure_20_Caption">Figure <text:variable-get text:name="chapter" office:value-type="float" style:data-style-name="N0">21</text:variable-get>-<text:reference-mark-start text:name="remove_fig"/><text:sequence text:ref-name="refDrawing0" text:name="Drawing" text:formula="ooow:Drawing+1" style:num-format="1">1</text:sequence><text:reference-mark-end text:name="remove_fig"/>. Removing elements from a sequence</text:p>
      <text:p text:style-name="Body_20_Text">Take a look at Listing <text:variable-get text:name="chapter" office:value-type="float" style:data-style-name="N0">21</text:variable-get>-<text:reference-ref text:reference-format="text" text:ref-name="sanitize_code">3</text:reference-ref> to see how <text:span text:style-name="Code_20_Inline">remove_if</text:span> works in code.</text:p>
      <text:p text:style-name="Code_20_Caption"><text:hidden-text text:condition="ooow:" text:string-value=".func" text:is-hidden="true"/>Listing <text:variable-get text:name="chapter" office:value-type="float" style:data-style-name="N0">21</text:variable-get>-<text:reference-mark-start text:name="sanitize_code"/><text:sequence text:ref-name="refText2" text:name="Text" text:formula="ooow:Text+1" style:num-format="1">3</text:sequence><text:reference-mark-end text:name="sanitize_code"/>. Sanitizing a string by transforming it</text:p>
      <text:p text:style-name="Code_20_First">/** Test for non-letter.</text:p>
      <text:p text:style-name="Code"><text:s/>* @param ch the character to test</text:p>
      <text:p text:style-name="Code"><text:s/>* @return true if @p ch is not a <text:change-start text:change-id="ct1302727884"/>character that makes up a word<text:change-end text:change-id="ct1302727884"/><text:change text:change-id="ct1303275052"/></text:p>
      <text:p text:style-name="Code"><text:s/>*/</text:p>
      <text:p text:style-name="Code">bool non_letter(char ch)</text:p>
      <text:p text:style-name="Code">{</text:p>
      <text:p text:style-name="Code"><text:s text:c="2"/>return not isal<text:change-start text:change-id="ct1302132860"/>num<text:change-end text:change-id="ct1302132860"/><text:change text:change-id="ct1302710372"/>(ch, std::locale());</text:p>
      <text:p text:style-name="Code">}</text:p>
      <text:p text:style-name="Code"/>
      <text:p text:style-name="Code">/** Convert to lowercase.</text:p>
      <text:p text:style-name="Code"><text:s/>* Use a canonical form by converting to uppercase first,</text:p>
      <text:p text:style-name="Code"><text:s/>* and then to lowercase.</text:p>
      <text:p text:style-name="Code"><text:s/>* @param ch the character to test</text:p>
      <text:p text:style-name="Code"><text:s/>* @return the character converted to lowercase</text:p>
      <text:p text:style-name="Code"><text:s/>*/</text:p>
      <text:p text:style-name="Code">char lowercase(char ch)</text:p>
      <text:p text:style-name="Code">{</text:p>
      <text:p text:style-name="Code"><text:s text:c="2"/>return std::tolower(<text:change text:change-id="ct1303160920"/>ch<text:change text:change-id="ct1303863168"/>, std::locale());</text:p>
      <text:p text:style-name="Code">}</text:p>
      <text:p text:style-name="Code"/>
      <text:p text:style-name="Code"><text:change text:change-id="ct1303284260"/>/** Sanitize a string by keeping only alphabetic characters.</text:p>
      <text:p text:style-name="Code"><text:s/>* @param str the original string</text:p>
      <text:p text:style-name="Code"><text:s/>* @return a santized copy of the string</text:p>
      <text:p text:style-name="Code"><text:s/>*/</text:p>
      <text:p text:style-name="Code">std::string sanitize(std::string str)</text:p>
      <text:p text:style-name="Code">{</text:p>
      <text:p text:style-name="Code"><text:s text:c="2"/>// Remove all non-letters from the string, and then erase them.</text:p>
      <text:p text:style-name="Code"><text:s text:c="2"/>str.erase(std::remove_if(str.begin(), str.end(), non_letter),</text:p>
      <text:p text:style-name="Code"><text:s text:c="12"/>str.end());</text:p>
      <text:p text:style-name="Code"/>
      <text:p text:style-name="Code"><text:s text:c="2"/>// Convert the remnants of the string to lowercase.</text:p>
      <text:p text:style-name="Code"><text:s text:c="2"/>std::transform(str.begin(), str.end(), str.begin(), lowercase);</text:p>
      <text:p text:style-name="Code"/>
      <text:p text:style-name="Code"><text:s text:c="2"/>return str;</text:p>
      <text:p text:style-name="Code_20_Last">}</text:p>
      <text:p text:style-name="Body_20_Text_20_Cont">The <text:span text:style-name="Code_20_Inline">erase</text:span> member function takes two iterators as arguments and erases all the elements in that range. The <text:span text:style-name="Code_20_Inline">remo</text:span><text:span text:style-name="Code_20_Inline"><text:span text:style-name="Code_20_Inline">ve</text:span></text:span><text:span text:style-name="Code_20_Inline">_if</text:span> function returns an iterator that points to one-past-the-end of the new <text:span text:style-name="Code_20_Inline">string</text:span>, which means it also points to the first position of the elements to be erased. Passing <text:span text:style-name="Code_20_Inline">str.end()</text:span> as the end of the range tells erase to get rid of all the removed elements.</text:p>
      <text:p text:style-name="Body_20_Text">The remove/erase idiom is common in C++, so get used to seeing it. The standard library has several remove-like functions, and they all work the same way. It takes a little while to get used to this approach, but once you do, you will find it quite easy to use.</text:p>
      <text:p text:style-name="Heading_20_1">Predicates</text:p>
      <text:p text:style-name="Body_20_Text_20_First">The <text:span text:style-name="Code_20_Inline">non_letter</text:span> function is an example of a <text:span text:style-name="T2">predicate</text:span>, that is, a function that returns a <text:span text:style-name="Code_20_Inline">bool</text:span> result. These functions have many uses in the standard library.</text:p>
      <text:p text:style-name="Body_20_Text">For example, the <text:span text:style-name="Code_20_Inline">sort</text:span> function sorts values into ascending order. What if you wanted to sort data into descending order? It turns out the <text:span text:style-name="Code_20_Inline">sort</text:span> function lets you provide a predicate to compare items. <text:change-start text:change-id="ct1303780568"/>The ordering predicate (call it <text:span text:style-name="Code_20_Inline">pred</text:span>) must meet the following qualifi<text:change-end text:change-id="ct1303780568"/><text:change-start text:change-id="ct1302133756"/>cations:</text:p>
      <text:list text:style-name="L1">
        <text:list-item>
          <text:p text:style-name="P2"><text:change-end text:change-id="ct1302133756"/><text:change-start text:change-id="ct1302133532"/><text:span text:style-name="Code_20_Inline">pred(a,</text:span> <text:span text:style-name="Code_20_Inline">a)</text:span> must be false (a common error is to implement <text:span text:style-name="Code_20_Inline">&lt;=</text:span> instead of <text:span text:style-name="Code_20_Inline">&lt;</text:span>, violating this requirement)</text:p>
        </text:list-item>
        <text:list-item>
          <text:p text:style-name="P3">if <text:span text:style-name="Code_20_Inline">pred(a,</text:span> <text:span text:style-name="Code_20_Inline">b)</text:span> is true, and <text:span text:style-name="Code_20_Inline">pred(b,</text:span> <text:span text:style-name="Code_20_Inline">c)</text:span> is true, then <text:span text:style-name="Code_20_Inline">pred(a,</text:span> <text:span text:style-name="Code_20_Inline">c)</text:span> must also be true</text:p>
        </text:list-item>
        <text:list-item>
          <text:p text:style-name="P3">the parameter types must match the element type to be sorted</text:p>
        </text:list-item>
        <text:list-item>
          <text:p text:style-name="P4">the return type must be <text:span text:style-name="Code_20_Inline">bool</text:span> or something that C++ can convert automatically to <text:span text:style-name="Code_20_Inline">bool</text:span></text:p>
        </text:list-item>
      </text:list>
      <text:p text:style-name="Body_20_Text_20_Cont"><text:change-end text:change-id="ct1302133532"/><text:hidden-text text:condition="ooow:comment == 1" text:string-value="I think it is important to emphasise the exact requirement for a sort predicate. 'Your function must take two parameters and return true if the first parameter comes strictly before the second in the desired ordering of the sequence. Returning true for the case where two elements are unordered (i.e. could come in either order, possibly because they have the same value) would cause some sort algorithms to thrash.' Note that I explicitly avoid using 'less than' as that phrase causes confusion when the sort order is not an ascending one, see your next example" text:is-hidden="true">I think it is important to emphasise the exact requirement for a sort predicate. 'Your function must take two parameters and return true if the first parameter comes strictly before the second in the desired ordering of the sequence. Returning true for the case where two elements are unordered (i.e. could come in either order, possibly because they have the same value) would cause some sort algorithms to thrash.' Note that I explicitly avoid using 'less than' as that phrase causes confusion when the sort order is not an ascending one, see your next example</text:hidden-text><text:change text:change-id="ct1302133308"/>If you don’t provide a predicate, <text:span text:style-name="Code_20_Inline">sort</text:span> uses the <text:span text:style-name="Code_20_Inline">&lt;</text:span> operator as the default.</text:p>
      <text:p text:style-name="P5">Write a predicate to compare two integers for sorting into descending order.</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Write a program to test your function. <text:span text:style-name="T3">Did it work?</text:span> ~SSS</text:p>
      <text:p text:style-name="Body_20_Text">Compare your solution with Listing <text:variable-get text:name="chapter" office:value-type="float" style:data-style-name="N0">21</text:variable-get>-<text:reference-ref text:reference-format="text" text:ref-name="sort_descending_code">4</text:reference-ref>.</text:p>
      <text:p text:style-name="Code_20_Caption">Listing <text:variable-get text:name="chapter" office:value-type="float" style:data-style-name="N0">21</text:variable-get>-<text:reference-mark-start text:name="sort_descending_code"/><text:sequence text:ref-name="refText3" text:name="Text" text:formula="ooow:Text+1" style:num-format="1">4</text:sequence><text:reference-mark-end text:name="sort_descending_code"/>. Sorting into descending order</text:p>
      <text:p text:style-name="Code_20_First">#include &lt;algorithm&gt;</text:p>
      <text:p text:style-name="Code">#include &lt;iostream&gt;</text:p>
      <text:p text:style-name="Code">#include &lt;istream&gt;</text:p>
      <text:p text:style-name="Code">#include &lt;iterator&gt;</text:p>
      <text:p text:style-name="Code">#include &lt;ostream&gt;</text:p>
      <text:p text:style-name="Code">#include &lt;vector&gt;</text:p>
      <text:p text:style-name="Code"/>
      <text:p text:style-name="Code">/** Predicate for sorting into descending order. */</text:p>
      <text:p text:style-name="Code">int descending(int a, int b)</text:p>
      <text:p text:style-name="Code">{</text:p>
      <text:p text:style-name="Code"><text:s text:c="2"/>return a &gt; b;</text:p>
      <text:p text:style-name="Code">}</text:p>
      <text:p text:style-name="Code"/>
      <text:p text:style-name="Code">int main()</text:p>
      <text:p text:style-name="Code">{</text:p>
      <text:p text:style-name="Code"><text:s text:c="2"/>std::vector&lt;int&gt; data;</text:p>
      <text:p text:style-name="Code"><text:s text:c="2"/>data.insert(data.begin(), std::istream_iterator&lt;int&gt;(std::cin),</text:p>
      <text:p text:style-name="Code"><text:s text:c="28"/>std::istream_iterator&lt;int&gt;());</text:p>
      <text:p text:style-name="Code"/>
      <text:p text:style-name="Code"><text:s text:c="2"/>std::sort(data.begin(), data.end(), descending);</text:p>
      <text:p text:style-name="Code"/>
      <text:p text:style-name="Code"><text:s text:c="2"/>std::copy(data.begin(), data.end(), std::ostream_iterator&lt;int&gt;(std::cout, "\n"));</text:p>
      <text:p text:style-name="Code_20_Last">}</text:p>
      <text:p text:style-name="Body_20_Text_20_Cont">The default comparison that <text:span text:style-name="Code_20_Inline">sort</text:span> uses (the <text:span text:style-name="Code_20_Inline">&lt;</text:span> operator) is the standard for comparison throughout the standard library. The standard library uses <text:span text:style-name="Code_20_Inline">&lt;</text:span> as the ordering function for anything and everything that can be ordered. For example, <text:span text:style-name="Code_20_Inline">map</text:span> uses <text:span text:style-name="Code_20_Inline">&lt;</text:span> to compare keys. The <text:span text:style-name="Code_20_Inline">lower_bound</text:span> functions, which you used in Exploration<text:change text:change-id="ct1302134204"/> 12<text:change text:change-id="ct1302719576"/>, use<text:change-start text:change-id="ct1302703856"/>s<text:change-end text:change-id="ct1302703856"/> the <text:span text:style-name="Code_20_Inline">&lt;</text:span> operator to perform a binary search.</text:p>
      <text:p text:style-name="Body_20_Text">The standard library even uses <text:span text:style-name="Code_20_Inline">&lt;</text:span> to compare objects for equality. Sort of. When dealing with ordered values, such as a map or a binary search, the standard library uses the <text:span text:style-name="Code_20_Inline">&lt;</text:span> operator <text:change text:change-id="ct1302753032"/><text:change-start text:change-id="ct1303360968"/><text:s/>(or a caller-supplied predicate)<text:change-end text:change-id="ct1303360968"/><text:hidden-text text:condition="ooow:comment == 1" text:string-value="Not true, for example std::map has a constructor that provides an ordering predicate" text:is-hidden="true">Not true, for example std::map has a constructor that provides an ordering predicate</text:hidden-text>. To compare whether two items, <text:span text:style-name="Code_20_Inline">a</text:span> and <text:span text:style-name="Code_20_Inline">b</text:span>, are the same, all library functions use <text:span text:style-name="Code_20_Inline">a</text:span> <text:span text:style-name="Code_20_Inline">&lt;</text:span> <text:span text:style-name="Code_20_Inline">b</text:span> and <text:span text:style-name="Code_20_Inline">b</text:span> <text:span text:style-name="Code_20_Inline">&lt;</text:span> <text:span text:style-name="Code_20_Inline">a</text:span>. If both comparisons are <text:span text:style-name="Code_20_Inline">false</text:span>, then <text:span text:style-name="Code_20_Inline">a</text:span> and <text:span text:style-name="Code_20_Inline">b</text:span> must be the same, or <text:span text:style-name="T2">equivalent</text:span>, in C++ terms. <text:change-start text:change-id="ct1302693644"/>If you supply a comparison predicate (<text:span text:style-name="Code_20_Inline">pred</text:span>), the library <text:change-end text:change-id="ct1302693644"/><text:change-start text:change-id="ct1303360856"/>considers <text:span text:style-name="Code_20_Inline">a</text:span> and <text:span text:style-name="Code_20_Inline">b</text:span> to be equivalent if <text:span text:style-name="Code_20_Inline">pred(a,</text:span> <text:span text:style-name="Code_20_Inline">b)</text:span> is false and <text:span text:style-name="Code_20_Inline">pred(b,</text:span> <text:span text:style-name="Code_20_Inline">a)</text:span> is false.<text:change-end text:change-id="ct1303360856"/><text:change text:change-id="ct1302692300"/><text:hidden-text text:condition="ooow:comment == 1" text:string-value="I know exactly what you mean but I am not sure you have expressed it clearly enough. Can you reconsidered the text of this section to try to tighten up the meaning for the reader who does not already understand the problem" text:is-hidden="true">I know exactly what you mean but I am not sure you have expressed it clearly enough. Can you reconsidered the text of this section to try to tighten up the meaning for the reader who does not already understand the problem</text:hidden-text><text:change text:change-id="ct1303361528"/> <text:change text:change-id="ct1303525708"/><text:span text:style-name="Code_20_Inline"><text:hidden-text text:condition="ooow:comment == 1" text:string-value="True, but sort does not require a strict ordering else it could not be applied to sequences that include repeated values." text:is-hidden="true">True, but sort does not require a strict ordering else it could not be applied to sequences that include repeated values.</text:hidden-text></text:span><text:change text:change-id="ct1303525484"/></text:p>
      <text:p text:style-name="Body_20_Text"><text:span text:style-name="T3">Modify your descending-sort program (or Listing </text:span><text:span text:style-name="T3"><text:variable-get text:name="chapter" office:value-type="float" style:data-style-name="N0">21</text:variable-get></text:span><text:span text:style-name="T3">-</text:span><text:span text:style-name="T3"><text:reference-ref text:reference-format="text" text:ref-name="sort_descending_code">4</text:reference-ref></text:span><text:span text:style-name="T3">) to use </text:span><text:span text:style-name="T4">==</text:span><text:span text:style-name="T3"> as the comparison. What do you expect to happen?</text:span></text:p>
      <text:p text:style-name="Body_20_Text_20_First">~LLL</text:p>
      <text:p text:style-name="Body_20_Text_20_First">~LLL</text:p>
      <text:p text:style-name="Body_20_Text">Run the new program with a variety of inputs. <text:span text:style-name="T3">What actually happens?</text:span></text:p>
      <text:p text:style-name="Body_20_Text_20_First">~LLL</text:p>
      <text:p text:style-name="P6">~LLL</text:p>
      <text:p text:style-name="P5">Were your correct?<text:span text:style-name="T5"> ~SSS</text:span></text:p>
      <text:p text:style-name="P7">The equivalence test is broken because <text:span text:style-name="Code_20_Inline">descendin</text:span><text:span text:style-name="Code_20_Inline"><text:span text:style-name="Code_20_Inline">g</text:span></text:span><text:span text:style-name="Code_20_Inline">(a,a)</text:span> is <text:span text:style-name="Code_20_Inline">true</text:span>, not <text:span text:style-name="Code_20_Inline">false</text:span>. Because the predicate does not work right, <text:span text:style-name="Code_20_Inline">sort</text:span> is not guaranteed to work right, or at all. <text:change-start text:change-id="ct1303362200"/>The results are undefined. <text:change-end text:change-id="ct1303362200"/>Whenever you write a predicate, be sure the comparison is strict (that is, you can write a valid equivalence test), and that the transitive property holds (if <text:span text:style-name="Code_20_Inline">a</text:span> <text:span text:style-name="Code_20_Inline">&lt;</text:span> <text:span text:style-name="Code_20_Inline">b</text:span> and <text:span text:style-name="Code_20_Inline">b</text:span> <text:span text:style-name="Code_20_Inline">&lt;</text:span> <text:span text:style-name="Code_20_Inline">c</text:span>, then <text:span text:style-name="Code_20_Inline">a</text:span> <text:span text:style-name="Code_20_Inline">&lt;</text:span> <text:span text:style-name="Code_20_Inline">c</text:span> is also true).</text:p>
      <text:p text:style-name="Heading_20_1">Other Algorithms</text:p>
      <text:p text:style-name="Body_20_Text_20_First">The standard library contains <text:change text:change-id="ct1302692412"/><text:change-start text:change-id="ct1303524588"/>many <text:change-end text:change-id="ct1303524588"/>useful algorithms, too many to cover in this book. This section introduces some of the<text:change-start text:change-id="ct1303159464"/>m<text:change-end text:change-id="ct1303159464"/> <text:change text:change-id="ct1303279936"/>. Refer to a comprehensive language reference to learn about the other algorithms.</text:p>
      <text:p text:style-name="Body_20_Text">Let’s explore algorithms by looking for palindromes. A palindrome is a word or phrase that reads the same forward and backward, ignoring punctuation, such as:</text:p>
      <text:p text:style-name="Quote">Madam, I’m Adam.</text:p>
      <text:p text:style-name="Body_20_Text">The program reads one line of text at a time by calling the <text:span text:style-name="Code_20_Inline">getline</text:span> function. This function reads from an input stream into a string, stopping when it read a delimiter character. The default delimiter is <text:span text:style-name="Code_20_Inline">'\n'</text:span>, so it reads one line of text. It does not skip over initial or trailing white space.</text:p>
      <text:p text:style-name="Body_20_Text">The first step is to remove non-letter characters, but you already know how to do that.</text:p>
      <text:p text:style-name="Body_20_Text">The next step is to test whether the resulting string is a palindrome. The <text:span text:style-name="Code_20_Inline">reverse</text:span> function reverses the order of elements in a range<text:change-start text:change-id="ct1303276732"/>, such as characters in a string<text:change-end text:change-id="ct1303276732"/>.<text:change text:change-id="ct1303276620"/></text:p>
      <text:p text:style-name="Body_20_Text">The <text:span text:style-name="Code_20_Inline">equal</text:span> function compares two sequences to determine whether they are equal. It takes two iterators for the first range and a starting iterator for the second range. It assumes the two ranges are the same size, and it compares one element at a time and works for any kind of sequence. In this case, the comparison must be case-insensitive, so provide a predicate that converts all text to a canonical case and then compare<text:change-start text:change-id="ct1303276508"/>s<text:change-end text:change-id="ct1303276508"/> them.</text:p>
      <text:p text:style-name="Body_20_Text">Go ahead. <text:span text:style-name="T3">Write the program.</text:span><text:span text:style-name="T5"> A simple web search should deliver up some juicy palindromes with which to test your program. If you don’t have access to the web, try the following:</text:span></text:p>
      <text:p text:style-name="Unnumbered_20_First">Eve</text:p>
      <text:p text:style-name="Unnumbered">Deed</text:p>
      <text:p text:style-name="Unnumbered">Hannah</text:p>
      <text:p text:style-name="Unnumbered_20_Last">Leon saw I was Noel</text:p>
      <text:p text:style-name="Body_20_Text_20_Cont">If you need some hints, here are my recommendations:</text:p>
      <text:list text:style-name="L2">
        <text:list-item>
          <text:p text:style-name="P8">Write a function, <text:span text:style-name="Code_20_Inline">is_palindrome</text:span>, that takes a string as a parameter and returns a <text:span text:style-name="Code_20_Inline">bool</text:span>.</text:p>
        </text:list-item>
        <text:list-item>
          <text:p text:style-name="P9">This function uses the <text:span text:style-name="Code_20_Inline">remove_if</text:span> function to clean up the string.</text:p>
        </text:list-item>
        <text:list-item>
          <text:p text:style-name="P9">There’s no need to erase the removed elements, however. Instead, save the end iterator that <text:span text:style-name="Code_20_Inline">remove_if</text:span> returns and use that instead of <text:span text:style-name="Code_20_Inline">str.end()</text:span>.</text:p>
        </text:list-item>
        <text:list-item>
          <text:p text:style-name="P9">De<text:change text:change-id="ct1302725868"/><text:change-start text:change-id="ct1302718792"/>fin<text:change-end text:change-id="ct1302718792"/>e a new string, <text:span text:style-name="Code_20_Inline">rev</text:span>, which is <text:change text:change-id="ct1302717672"/><text:change-start text:change-id="ct1302703520"/>a copy of<text:change-end text:change-id="ct1302703520"/> the cleaned-up string. <text:change text:change-id="ct1302717560"/><text:change-start text:change-id="ct1302716440"/>Copy only the desired part of the test string by copying only up to the<text:change-end text:change-id="ct1302716440"/><text:change-start text:change-id="ct1302716552"/> iterator that was returned from <text:span text:style-name="Code_20_Inline">remove_if</text:span>.<text:change-end text:change-id="ct1302716552"/></text:p>
        </text:list-item>
        <text:list-item>
          <text:p text:style-name="P9">Then call <text:span text:style-name="Code_20_Inline">reverse</text:span><text:change text:change-id="ct1302717784"/>.</text:p>
        </text:list-item>
        <text:list-item>
          <text:p text:style-name="P9">Write a predicate, <text:span text:style-name="Code_20_Inline">same_char</text:span>, to compare two characters after converting them both to uppercase and then to lowercase.</text:p>
        </text:list-item>
        <text:list-item>
          <text:p text:style-name="P9">Call the <text:span text:style-name="Code_20_Inline">equal</text:span> function with <text:span text:style-name="Code_20_Inline">same_char</text:span> as its predicate to compare the original string with the reversed copy.</text:p>
        </text:list-item>
        <text:list-item>
          <text:p text:style-name="P9">The <text:span text:style-name="Code_20_Inline">main</text:span> program sets the global locale to the native locale, and imbues the input and output streams with the new global locale.</text:p>
        </text:list-item>
        <text:list-item>
          <text:p text:style-name="P9">The main program calls <text:span text:style-name="Code_20_Inline">getline(std::cin,</text:span> <text:span text:style-name="Code_20_Inline">line)</text:span> until the function returns false (meaning error or end-of-file), and calls <text:span text:style-name="Code_20_Inline">is_palindrome</text:span> for each line.</text:p>
        </text:list-item>
      </text:list>
      <text:p text:style-name="P7">Listing <text:variable-get text:name="chapter" office:value-type="float" style:data-style-name="N0">21</text:variable-get>-<text:reference-ref text:reference-format="text" text:ref-name="palindrome_code">5</text:reference-ref> shows my version of the completed program.</text:p>
      <text:p text:style-name="Code_20_Caption">Listing <text:variable-get text:name="chapter" office:value-type="float" style:data-style-name="N0">21</text:variable-get>-<text:reference-mark-start text:name="palindrome_code"/><text:sequence text:ref-name="refText4" text:name="Text" text:formula="ooow:Text+1" style:num-format="1">5</text:sequence><text:reference-mark-end text:name="palindrome_code"/>. Testing for palindromes</text:p>
      <text:p text:style-name="Code_20_First">#include &lt;algorithm&gt;</text:p>
      <text:p text:style-name="Code">#include &lt;iostream&gt;</text:p>
      <text:p text:style-name="Code">#include &lt;istream&gt;</text:p>
      <text:p text:style-name="Code">#include &lt;iterator&gt;</text:p>
      <text:p text:style-name="Code">#include &lt;locale&gt;</text:p>
      <text:p text:style-name="Code">#include &lt;ostream&gt;</text:p>
      <text:p text:style-name="Code">#include &lt;string&gt;</text:p>
      <text:p text:style-name="Code"/>
      <text:p text:style-name="Code">/** Test for non-letter.</text:p>
      <text:p text:style-name="Code"><text:s/>* @param ch the character to test</text:p>
      <text:p text:style-name="Code"><text:s/>* @return true if @p ch is not a letter</text:p>
      <text:p text:style-name="Code"><text:s/>*/</text:p>
      <text:p text:style-name="Code">bool non_letter(char ch)</text:p>
      <text:p text:style-name="Code">{</text:p>
      <text:p text:style-name="Code"><text:s text:c="2"/>return not isalpha(ch, std::locale());</text:p>
      <text:p text:style-name="Code">}</text:p>
      <text:p text:style-name="Code"/>
      <text:p text:style-name="Code">/** Convert to lowercase.</text:p>
      <text:p text:style-name="Code"><text:s/>* Use a canonical form by converting to uppercase first,</text:p>
      <text:p text:style-name="Code"><text:s/>* and then to lowercase.</text:p>
      <text:p text:style-name="Code"><text:s/>* @param ch the character to test</text:p>
      <text:p text:style-name="Code"><text:s/>* @return the character converted to lowercase</text:p>
      <text:p text:style-name="Code"><text:s/>*/</text:p>
      <text:p text:style-name="Code">char lowercase(char ch)</text:p>
      <text:p text:style-name="Code">{</text:p>
      <text:p text:style-name="Code"><text:s text:c="2"/>return std::tolower(<text:change text:change-id="ct1303777656"/>ch<text:change text:change-id="ct1303159912"/>, std::locale());</text:p>
      <text:p text:style-name="Code">}</text:p>
      <text:p text:style-name="Code"/>
      <text:p text:style-name="Code">/** Compare two characters without regard to case. */</text:p>
      <text:p text:style-name="Code">bool same_char(char a, char b)</text:p>
      <text:p text:style-name="Code">{</text:p>
      <text:p text:style-name="Code"><text:s text:c="2"/>return lowercase(a) == lowercase(b);</text:p>
      <text:p text:style-name="Code">}</text:p>
      <text:p text:style-name="Code"/>
      <text:p text:style-name="Code">/** Determine whether @p str is a palindrome.</text:p>
      <text:p text:style-name="Code"><text:s/>* Only letter characters are tested. Spaces and punctuation don't count.</text:p>
      <text:p text:style-name="Code"><text:s/>* Empty strings are not palindromes because that's just too easy.</text:p>
      <text:p text:style-name="Code"><text:s/>* @param str the string to test</text:p>
      <text:p text:style-name="Code"><text:s/>* @return true if @p str is the same forward and backward</text:p>
      <text:p text:style-name="Code"><text:s/>*/</text:p>
      <text:p text:style-name="Code">bool is_palindrome(std::string<text:change text:change-id="ct1302720248"/><text:change-start text:change-id="ct1302724636"/> <text:change-end text:change-id="ct1302724636"/>str)</text:p>
      <text:p text:style-name="Code">{</text:p>
      <text:p text:style-name="Code"><text:s text:c="2"/>std::string::iterator end(std::remove_if(str.begin(), str.end(), non_letter));</text:p>
      <text:p text:style-name="Code"><text:s text:c="2"/>std::string rev(<text:change text:change-id="ct1302724860"/>str.begin(), <text:change text:change-id="ct1303274828"/><text:change-start text:change-id="ct1302695772"/>end<text:change-end text:change-id="ct1302695772"/>)<text:hidden-text text:condition="ooow:comment == 1" text:string-value="As we need a string of a suitable length and this is all that this code does, why not just copy the string using the appropriate constructor?" text:is-hidden="true">As we need a string of a suitable length and this is all that this code does, why not just copy the string using the appropriate constructor?</text:hidden-text>;</text:p>
      <text:p text:style-name="Code"><text:s text:c="2"/>std::reverse<text:change text:change-id="ct1303279712"/>(<text:change text:change-id="ct1302742148"/><text:change-start text:change-id="ct1303158792"/>rev<text:change-end text:change-id="ct1303158792"/>.begin(), <text:change-start text:change-id="ct1303862832"/>rev.<text:change-end text:change-id="ct1303862832"/>end<text:change-start text:change-id="ct1303159016"/>()<text:change-end text:change-id="ct1303159016"/><text:change text:change-id="ct1236279144"/>)<text:hidden-text text:condition="ooow:comment == 1" text:string-value="now you just have to apply reverse to the copy" text:is-hidden="true">now you just have to apply reverse to the copy</text:hidden-text>;</text:p>
      <text:p text:style-name="Code"><text:s text:c="2"/>return not rev.empty() and std::equal(str.begin(), end, rev.begin(), same_char);</text:p>
      <text:p text:style-name="Code">}</text:p>
      <text:p text:style-name="Code"/>
      <text:p text:style-name="Code">int main()</text:p>
      <text:p text:style-name="Code">{</text:p>
      <text:p text:style-name="Code"><text:s text:c="2"/>std::locale::global(std::locale(""));</text:p>
      <text:p text:style-name="Code"><text:s text:c="2"/>std::cin.imbue(std::locale());</text:p>
      <text:p text:style-name="Code"><text:s text:c="2"/>std::cout.imbue(std::locale());</text:p>
      <text:p text:style-name="Code"/>
      <text:p text:style-name="Code"><text:s text:c="2"/>std::string line;</text:p>
      <text:p text:style-name="Code"><text:s text:c="2"/>while (std::getline(std::cin, line))</text:p>
      <text:p text:style-name="Code"><text:s text:c="4"/>if (is_palindrome(line))</text:p>
      <text:p text:style-name="Code"><text:s text:c="6"/>std::cout &lt;&lt; line &lt;&lt; '\n';</text:p>
      <text:p text:style-name="Code_20_Last">}</text:p>
      <text:p text:style-name="Body_20_Text_20_Cont">You may have noticed that some algorithms have more than one form. The <text:span text:style-name="Code_20_Inline">sort</text:span> function, for example, can take two iterators as arguments, or it can take two iterators and a predicate. Using one name for more than one function is called <text:span text:style-name="T2">overloading</text:span>, and is the subject of the next exploration.</text:p>
      <text:p text:style-name="Body_20_Text"/>
      <text:p text:style-name="P10">Final comment</text:p>
      <text:p text:style-name="P11">I think that the above code needs more explanation. For example why are you passing the string by value to is_palindrome()? Should hann3ah be reported as a palindrome? Were I writing that program I would almost certainly come up with this definition of is_palindrome()</text:p>
      <text:p text:style-name="P10">bool is_palindrome(std::string str) // possibly pass by reference</text:p>
      <text:p text:style-name="P10">{</text:p>
      <text:p text:style-name="P10"><text:s text:c="2"/>std::string::iterator end(std::remove_if(str.begin(), str.end(), non_letter));</text:p>
      <text:p text:style-name="P10"><text:s text:c="2"/>str.erase(end, str.end());</text:p>
      <text:p text:style-name="P10"><text:s text:c="2"/>std::transform(str.begin(), end, str.begin(), lowercase);</text:p>
      <text:p text:style-name="P10"><text:s text:c="2"/>std::string rev(str.begin(), end);</text:p>
      <text:p text:style-name="P10"><text:s text:c="2"/>std::reverse(rev.begin(), rev.begin());</text:p>
      <text:p text:style-name="P10"><text:s text:c="2"/>return not rev.empty and str == rev;</text:p>
      <text:p text:style-name="P10">}</text:p>
      <text:p text:style-name="P10">I know this is no big deal, but even exercise programs need to build on what is known and avoid excessively complicated expressions. I suggest that my code is easier to read and understand and so easier to maint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21 - Using Algorithms</dc:title>
    <dc:subject>Exploring C++</dc:subject>
    <meta:initial-creator>Ray Lischner</meta:initial-creator>
    <meta:creation-date>2006-03-30T10:01:31</meta:creation-date>
    <dc:creator>Ray Lischner</dc:creator>
    <dc:date>2006-10-05T14:40:52</dc:date>
    <dc:language>en-US</dc:language>
    <meta:editing-cycles>69</meta:editing-cycles>
    <meta:editing-duration>P2DT4H45M32S</meta:editing-duration>
    <meta:user-defined meta:name="codex-configfile">apress-cpp-dox.xml</meta:user-defined>
    <meta:user-defined meta:name="codex-chapter-number">21</meta:user-defined>
    <meta:user-defined meta:name="codex-doxygen"/>
    <meta:user-defined meta:name="Info 4"/>
    <meta:document-statistic meta:table-count="0" meta:image-count="0" meta:object-count="0" meta:page-count="10" meta:paragraph-count="331" meta:word-count="3047" meta:character-count="18620"/>
  </office:meta>
</office:document-meta>
</file>